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80460d" draw:opacity="100%" draw:textarea-horizontal-align="left" draw:textarea-vertical-align="middle" draw:auto-grow-height="true" draw:auto-grow-width="true" fo:min-height="0cm" fo:min-width="0cm" draw:shadow="hidden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164cm" fo:min-width="0cm"/>
    </style:style>
    <style:style style:name="P1" style:family="paragraph">
      <loext:graphic-properties draw:fill="solid" draw:fill-color="#80460d" draw:opacity="100%"/>
      <style:paragraph-properties fo:text-align="center"/>
      <style:text-properties style:font-name="Scheherazade" fo:font-size="200pt" style:font-size-asian="200pt" style:font-size-complex="200pt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9.868cm" svg:height="4.358cm" draw:transform="skewX (-0.017278759594744) rotate (2.60996536343232) translate (8.18160396430232cm 7.37731615820618cm)" svg:viewBox="0 0 9869 4359" svg:d="M5282 4166c-213 46-415 58-606 36-191-23-376-72-554-148-177-76-347-174-508-291-161-118-313-254-456-406-147 215-322 414-525 598s-440 306-710 364c-222 48-437 53-644 17-207-37-394-111-562-223-167-111-311-254-431-430-120-175-204-374-252-598-37-176-44-352-21-531 23-178 75-342 157-492s189-279 320-386 288-181 472-220c125-27 245-15 360 37 114 51 186 145 214 282 28 131 2 246-78 345s-180 161-301 187c-97 21-199 25-308 13-108-12-211-8-307 13-78 17-139 54-185 113-45 58-78 124-98 197s-29 150-27 231 9 151 22 209c24 117 73 227 145 331 73 104 160 194 261 269 102 74 212 130 331 165 118 36 235 41 351 16 237-51 438-167 604-348s319-396 458-645 274-517 406-802c131-286 277-556 438-809 161-254 348-477 563-668 214-192 473-320 777-386 208-45 407-56 599-34 191 23 375 72 550 149s342 174 501 293c159 118 307 254 446 408 80-99 167-201 261-305s194-202 301-294 219-173 339-242c119-69 243-117 374-145 212-46 420-48 623-5 204 42 390 119 560 230s315 252 437 421c122 170 205 362 251 577 38 180 48 361 31 543s-63 350-139 504c-76 153-181 286-314 396s-296 186-489 228c-140 30-264 22-372-23s-179-146-212-302c-23-112-4-222 59-330s150-173 261-197c92-20 184-27 276-22 92 6 184-1 275-21 194-42 317-127 370-256 54-128 61-285 22-470-29-137-80-258-153-365-73-106-160-193-263-260-102-67-217-112-343-136-126-23-257-21-392 9-236 51-435 166-596 346-162 180-308 393-441 638-132 245-260 507-383 785-122 279-262 543-419 793-156 251-340 471-552 662s-470 319-774 385zM6557 1248c-92-103-190-196-294-281-104-84-214-153-331-207-118-54-242-90-372-111-130-20-263-15-398 14-189 41-351 111-489 212s-260 222-366 362c-107 140-202 295-285 463s-163 337-241 506c-78 170-156 335-236 494-80 160-167 304-261 431 90 93 187 181 291 266 103 84 214 155 332 211s241 94 369 115c128 20 262 16 402-15 236-51 448-171 635-362 186-191 356-409 508-656s288-500 407-760 229-488 329-682z">
          <text:p/>
        </draw:path>
        <draw:custom-shape draw:style-name="gr2" draw:text-style-name="P2" draw:layer="layout" svg:width="0.5cm" svg:height="2cm" svg:x="4.7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1:26:36.916232829</meta:creation-date>
    <dc:date>2019-10-10T16:55:35.879275648</dc:date>
    <meta:editing-duration>PT45M47S</meta:editing-duration>
    <meta:editing-cycles>8</meta:editing-cycles>
    <meta:generator>LibreOffice/6.2.7.1$Linux_X86_64 LibreOffice_project/20$Build-1</meta:generator>
    <meta:document-statistic meta:object-count="2"/>
  </office:meta>
</office:document-meta>
</file>